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frac>
      <mrow>
        <mtext>d</mtext>
        <mi>Q</mi>
      </mrow>
      <mrow>
        <mtext>d</mtext>
        <mi>t</mi>
      </mrow>
    </mfrac>
    <annotation encoding="StarMath 5.0">{"d" Q} over {"d" t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5:54:57.296000000</meta:creation-date>
    <dc:date>2015-04-07T15:55:17.582000000</dc:date>
    <meta:editing-duration>PT20S</meta:editing-duration>
    <meta:editing-cycles>1</meta:editing-cycles>
    <meta:generator>LibreOffice/4.3.4.1$Windows_x86 LibreOffice_project/bc356b2f991740509f321d70e4512a6a54c5f243</meta:generator>
  </office:meta>
</office:document-meta>
</file>